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26cm"/>
    </style:style>
    <style:style style:name="Table1.B" style:family="table-column">
      <style:table-column-properties style:column-width="6.888cm"/>
    </style:style>
    <style:style style:name="Table1.C" style:family="table-column">
      <style:table-column-properties style:column-width="6.88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Text_20_body" style:list-style-name="L2"/>
    <style:style style:name="P8" style:family="paragraph" style:parent-style-name="Preformatted_20_Text">
      <style:paragraph-properties fo:margin-left="0cm" fo:margin-right="0cm" fo:line-height="115%" fo:text-indent="0cm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lux.jl LSTM Handbook</text:span></text:h>
      <text:h text:style-name="P1" text:outline-level="2"><text:span text:style-name="Strong_20_Emphasis">1. Introduction</text:span></text:h>
      <text:p text:style-name="Text_20_body">Long Short-Term Memory (LSTM) networks are a type of <text:span text:style-name="Strong_20_Emphasis">recurrent neural network (RNN)</text:span> designed to model <text:span text:style-name="Strong_20_Emphasis">sequential data</text:span>, such as time series, text, or audio. LSTMs solve the <text:span text:style-name="Strong_20_Emphasis">vanishing gradient problem</text:span> of standard RNNs using <text:span text:style-name="Strong_20_Emphasis">gates</text:span> that control the flow of information.</text:p>
      <text:p text:style-name="Text_20_body">Flux.jl provides an easy-to-use interface for LSTMs, including <text:span text:style-name="Strong_20_Emphasis">multi-layer LSTMs, sequence handling, and GPU acceleration</text:span>.</text:p>
      <text:p text:style-name="P2"/>
      <text:h text:style-name="P1" text:outline-level="2"><text:span text:style-name="Strong_20_Emphasis">2. LSTM Architecture Overview</text:span></text:h>
      <text:p text:style-name="Text_20_body">An LSTM unit consists of:</text:p>
      <text:list text:style-name="L1">
        <text:list-item>
          <text:p text:style-name="P3"><text:span text:style-name="Strong_20_Emphasis">Input gate</text:span> – controls what new information to store</text:p>
        </text:list-item>
        <text:list-item>
          <text:p text:style-name="P3"><text:span text:style-name="Strong_20_Emphasis">Forget gate</text:span> – controls what information to discard</text:p>
        </text:list-item>
        <text:list-item>
          <text:p text:style-name="P3"><text:span text:style-name="Strong_20_Emphasis">Output gate</text:span> – controls what information to pass to the next timestep</text:p>
        </text:list-item>
        <text:list-item>
          <text:p text:style-name="P3"><text:span text:style-name="Strong_20_Emphasis">Cell state (</text:span><text:span text:style-name="Strong_20_Emphasis"><text:span text:style-name="Source_20_Text">c_t</text:span></text:span><text:span text:style-name="Strong_20_Emphasis">)</text:span> – carries long-term memory</text:p>
        </text:list-item>
      </text:list>
      <text:p text:style-name="Text_20_body">Flux abstracts this with the <text:span text:style-name="Source_20_Text">LSTM(input_size, hidden_size)</text:span> layer.</text:p>
      <text:p text:style-name="P2"/>
      <text:h text:style-name="P1" text:outline-level="2"><text:span text:style-name="Strong_20_Emphasis">3. Core Components in Flux.jl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Flux 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LSTM Cell</text:p>
          </table:table-cell>
          <table:table-cell table:style-name="Table1.A1" office:value-type="string">
            <text:p text:style-name="Table_20_Contents"><text:span text:style-name="Source_20_Text">LSTM(input_size, hidden_size)</text:span></text:p>
          </table:table-cell>
          <table:table-cell table:style-name="Table1.A1" office:value-type="string">
            <text:p text:style-name="Table_20_Contents">Standard LSTM cell</text:p>
          </table:table-cell>
        </table:table-row>
        <table:table-row>
          <table:table-cell table:style-name="Table1.A1" office:value-type="string">
            <text:p text:style-name="Table_20_Contents">Dense Layer</text:p>
          </table:table-cell>
          <table:table-cell table:style-name="Table1.A1" office:value-type="string">
            <text:p text:style-name="Table_20_Contents"><text:span text:style-name="Source_20_Text">Dense(hidden_size, output_size)</text:span></text:p>
          </table:table-cell>
          <table:table-cell table:style-name="Table1.A1" office:value-type="string">
            <text:p text:style-name="Table_20_Contents">Maps hidden states to output</text:p>
          </table:table-cell>
        </table:table-row>
        <table:table-row>
          <table:table-cell table:style-name="Table1.A1" office:value-type="string">
            <text:p text:style-name="Table_20_Contents">Sequence Handling</text:p>
          </table:table-cell>
          <table:table-cell table:style-name="Table1.A1" office:value-type="string">
            <text:p text:style-name="Table_20_Contents"><text:span text:style-name="Source_20_Text">Flux.reset!</text:span></text:p>
          </table:table-cell>
          <table:table-cell table:style-name="Table1.A1" office:value-type="string">
            <text:p text:style-name="Table_20_Contents">Resets hidden and cell states for new sequences</text:p>
          </table:table-cell>
        </table:table-row>
        <table:table-row>
          <table:table-cell table:style-name="Table1.A1" office:value-type="string">
            <text:p text:style-name="Table_20_Contents">Multi-Layer LSTM</text:p>
          </table:table-cell>
          <table:table-cell table:style-name="Table1.A1" office:value-type="string">
            <text:p text:style-name="Table_20_Contents"><text:span text:style-name="Source_20_Text">Chain(LSTM(...), LSTM(...))</text:span></text:p>
          </table:table-cell>
          <table:table-cell table:style-name="Table1.A1" office:value-type="string">
            <text:p text:style-name="Table_20_Contents">Stacks LSTMs for deeper models</text:p>
          </table:table-cell>
        </table:table-row>
      </table:table>
      <text:p text:style-name="P2"/>
      <text:h text:style-name="P1" text:outline-level="2"><text:span text:style-name="Strong_20_Emphasis">4. Example 1: Character-Level Language Model</text:span></text:h>
      <text:section text:style-name="Sect1" text:name="code-block-viewer">
        <text:p text:style-name="P4">using Flux</text:p>
        <text:p text:style-name="P5">using Statistics</text:p>
        <text:p text:style-name="P5"># Sample text</text:p>
        <text:p text:style-name="P5">text = "hello world! this is a sample sequence for LSTM."</text:p>
        <text:p text:style-name="P5"># Create character mapping</text:p>
        <text:p text:style-name="P5">chars = unique(text)</text:p>
        <text:p text:style-name="P5">char2idx = Dict(c =&gt; i for (i,c) in enumerate(chars))</text:p>
        <text:p text:style-name="P5"><text:soft-page-break/>idx2char = Dict(i =&gt; c for (i,c) in enumerate(chars))</text:p>
        <text:p text:style-name="P5">vocab_size = length(chars)</text:p>
        <text:p text:style-name="P5"># Convert text to indices</text:p>
        <text:p text:style-name="P5">data = [char2idx[c] for c in text]</text:p>
        <text:p text:style-name="P5"># Hyperparameters</text:p>
        <text:p text:style-name="P5">seq_len = 10</text:p>
        <text:p text:style-name="P5">hidden_size = 64</text:p>
        <text:p text:style-name="P5"># Create sequences</text:p>
        <text:p text:style-name="P5">X = [data[i:i+seq_len-1] for i in 1:(length(data)-seq_len)]</text:p>
        <text:p text:style-name="P5">Y = [data[i+1:i+seq_len] for i in 1:(length(data)-seq_len)]</text:p>
        <text:p text:style-name="P5"># One-hot encoding function</text:p>
        <text:p text:style-name="P5">function onehot_seq(seq, vocab_size)</text:p>
        <text:p text:style-name="P5"><text:s text:c="4"/>Flux.onehotbatch(seq, 1:vocab_size)</text:p>
        <text:p text:style-name="P5">end</text:p>
        <text:p text:style-name="P5"># LSTM model</text:p>
        <text:p text:style-name="P5">model = Chain(</text:p>
        <text:p text:style-name="P5"><text:s text:c="4"/>LSTM(vocab_size, hidden_size),</text:p>
        <text:p text:style-name="P5"><text:s text:c="4"/>Dense(hidden_size, vocab_size),</text:p>
        <text:p text:style-name="P5"><text:s text:c="4"/>softmax</text:p>
        <text:p text:style-name="P6">)</text:p>
      </text:section>
      <text:p text:style-name="P2"/>
      <text:h text:style-name="P1" text:outline-level="2"><text:span text:style-name="Strong_20_Emphasis">5. Training Loop</text:span></text:h>
      <text:section text:style-name="Sect1" text:name="Section1">
        <text:p text:style-name="P4"><text:bookmark text:name="code-block-viewer"/>using Flux.Optimise: ADAM</text:p>
        <text:p text:style-name="P5">opt = ADAM(0.001)</text:p>
        <text:p text:style-name="P5">loss(x, y) = begin</text:p>
        <text:p text:style-name="P5"><text:s text:c="4"/>Flux.reset!(model) <text:s/># reset hidden states for each sequence</text:p>
        <text:p text:style-name="P5"><text:s text:c="4"/>ŷ = model(x)</text:p>
        <text:p text:style-name="P5"><text:s text:c="4"/>return sum(crossentropy.(ŷ, y)) <text:s/># sum over sequence length</text:p>
        <text:p text:style-name="P5">end</text:p>
        <text:p text:style-name="P5">epochs = 50</text:p>
        <text:p text:style-name="P5">for epoch in 1:epochs</text:p>
        <text:p text:style-name="P5"><text:s text:c="4"/>total_loss = 0.0</text:p>
        <text:p text:style-name="P5"><text:s text:c="4"/>for (x_seq, y_seq) in zip(X, Y)</text:p>
        <text:p text:style-name="P5"><text:s text:c="8"/>x = onehot_seq(x_seq, vocab_size)</text:p>
        <text:p text:style-name="P5"><text:s text:c="8"/>y = onehot_seq(y_seq, vocab_size)</text:p>
        <text:p text:style-name="P5"><text:s text:c="8"/>gs = gradient(() -&gt; loss(x, y), Flux.params(model))</text:p>
        <text:p text:style-name="P5"><text:soft-page-break/><text:s text:c="8"/>Flux.Optimise.update!(opt, Flux.params(model), gs)</text:p>
        <text:p text:style-name="P5"><text:s text:c="8"/>total_loss += loss(x, y)</text:p>
        <text:p text:style-name="P5"><text:s text:c="4"/>end</text:p>
        <text:p text:style-name="P5"><text:s text:c="4"/>println("Epoch $epoch, Loss: $(round(total_loss, digits=3))")</text:p>
        <text:p text:style-name="P6">end</text:p>
      </text:section>
      <text:p text:style-name="P2"/>
      <text:h text:style-name="P1" text:outline-level="2"><text:span text:style-name="Strong_20_Emphasis">6. Generating Sequences</text:span></text:h>
      <text:section text:style-name="Sect1" text:name="Section2">
        <text:p text:style-name="P4"><text:bookmark text:name="code-block-viewer Copy 1"/>function generate(model, start_char, length)</text:p>
        <text:p text:style-name="P5"><text:s text:c="4"/>Flux.reset!(model)</text:p>
        <text:p text:style-name="P5"><text:s text:c="4"/>idx = char2idx[start_char]</text:p>
        <text:p text:style-name="P5"><text:s text:c="4"/>x = onehot(idx, 1:vocab_size)</text:p>
        <text:p text:style-name="P5"><text:s text:c="4"/>output = start_char</text:p>
        <text:p text:style-name="P5"><text:s text:c="4"/>for i in 1:length</text:p>
        <text:p text:style-name="P5"><text:s text:c="8"/>y_pred = model(x)</text:p>
        <text:p text:style-name="P5"><text:s text:c="8"/>idx = Flux.onecold(y_pred) <text:s/># sample most probable</text:p>
        <text:p text:style-name="P5"><text:s text:c="8"/>x = onehot(idx, 1:vocab_size)</text:p>
        <text:p text:style-name="P5"><text:s text:c="8"/>output *= idx2char[idx]</text:p>
        <text:p text:style-name="P5"><text:s text:c="4"/>end</text:p>
        <text:p text:style-name="P5"><text:s text:c="4"/>return output</text:p>
        <text:p text:style-name="P5">end</text:p>
        <text:p text:style-name="P6">println(generate(model, "h", 50))</text:p>
      </text:section>
      <text:p text:style-name="P2"/>
      <text:h text:style-name="P1" text:outline-level="2"><text:span text:style-name="Strong_20_Emphasis">7. Handling Longer Sequences</text:span></text:h>
      <text:list text:style-name="L2">
        <text:list-item>
          <text:p text:style-name="P7">For long sequences, consider:</text:p>
          <text:list>
            <text:list-item>
              <text:p text:style-name="P7"><text:span text:style-name="Strong_20_Emphasis">Truncated Backpropagation Through Time (TBPTT)</text:span></text:p>
            </text:list-item>
            <text:list-item>
              <text:p text:style-name="P7"><text:span text:style-name="Strong_20_Emphasis">Batching sequences</text:span> with <text:span text:style-name="Source_20_Text">DataLoader</text:span></text:p>
            </text:list-item>
            <text:list-item>
              <text:p text:style-name="P7"><text:span text:style-name="Strong_20_Emphasis">Gradient clipping</text:span> to avoid exploding gradients:</text:p>
            </text:list-item>
          </text:list>
        </text:list-item>
      </text:list>
      <text:section text:style-name="Sect1" text:name="Section3">
        <text:p text:style-name="P8"><text:bookmark text:name="code-block-viewer Copy 2"/>Flux.Optimise.clip!(Flux.params(model), 1.0)</text:p>
      </text:section>
      <text:p text:style-name="P2"/>
      <text:h text:style-name="P1" text:outline-level="2"><text:span text:style-name="Strong_20_Emphasis">8. Multi-Layer LSTMs</text:span></text:h>
      <text:section text:style-name="Sect1" text:name="Section4">
        <text:p text:style-name="P4"><text:bookmark text:name="code-block-viewer Copy 3"/>model = Chain(</text:p>
        <text:p text:style-name="P5"><text:s text:c="4"/>LSTM(vocab_size, 128),</text:p>
        <text:p text:style-name="P5"><text:s text:c="4"/>LSTM(128, 128),</text:p>
        <text:p text:style-name="P5"><text:s text:c="4"/>Dense(128, vocab_size),</text:p>
        <text:p text:style-name="P5"><text:s text:c="4"/>softmax</text:p>
        <text:p text:style-name="P6">)</text:p>
      </text:section>
      <text:list text:style-name="L3">
        <text:list-item>
          <text:p text:style-name="P9"><text:soft-page-break/>Multiple layers can capture <text:span text:style-name="Strong_20_Emphasis">more complex dependencies</text:span> in sequences.</text:p>
        </text:list-item>
        <text:list-item>
          <text:p text:style-name="P9">Always reset hidden states at the start of new sequences.</text:p>
        </text:list-item>
      </text:list>
      <text:p text:style-name="P2"/>
      <text:h text:style-name="P1" text:outline-level="2"><text:span text:style-name="Strong_20_Emphasis">9. GPU Acceleration</text:span></text:h>
      <text:section text:style-name="Sect1" text:name="Section5">
        <text:p text:style-name="P4"><text:bookmark text:name="code-block-viewer Copy 4"/>using CUDA</text:p>
        <text:p text:style-name="P5">if CUDA.has_cuda()</text:p>
        <text:p text:style-name="P5"><text:s text:c="4"/>model = model |&gt; gpu</text:p>
        <text:p text:style-name="P6">end</text:p>
      </text:section>
      <text:list text:style-name="L4">
        <text:list-item>
          <text:p text:style-name="P10">Ensure <text:span text:style-name="Strong_20_Emphasis">inputs are also moved to GPU</text:span>:</text:p>
        </text:list-item>
      </text:list>
      <text:section text:style-name="Sect1" text:name="Section6">
        <text:p text:style-name="P4"><text:bookmark text:name="code-block-viewer Copy 5"/>x_gpu = x |&gt; gpu</text:p>
        <text:p text:style-name="P6">y_gpu = y |&gt; gpu</text:p>
      </text:section>
      <text:p text:style-name="P2"/>
      <text:h text:style-name="P1" text:outline-level="2"><text:span text:style-name="Strong_20_Emphasis">10. Tips &amp; Best Practices</text:span></text:h>
      <text:list text:style-name="L5">
        <text:list-item>
          <text:p text:style-name="P11"><text:span text:style-name="Strong_20_Emphasis">Sequence Length:</text:span> Balance between memory and learning long-term dependencies.</text:p>
        </text:list-item>
        <text:list-item>
          <text:p text:style-name="P11"><text:span text:style-name="Strong_20_Emphasis">Hidden Size:</text:span> Larger hidden layers capture more complex patterns but increase computation.</text:p>
        </text:list-item>
        <text:list-item>
          <text:p text:style-name="P11"><text:span text:style-name="Strong_20_Emphasis">Batching:</text:span> Use <text:span text:style-name="Source_20_Text">Flux.Data.DataLoader</text:span> for efficient mini-batch training.</text:p>
        </text:list-item>
        <text:list-item>
          <text:p text:style-name="P11"><text:span text:style-name="Strong_20_Emphasis">Regularization:</text:span> Use <text:span text:style-name="Source_20_Text">Dropout</text:span> between LSTM layers to prevent overfitting.</text:p>
        </text:list-item>
        <text:list-item>
          <text:p text:style-name="P11"><text:span text:style-name="Strong_20_Emphasis">Gradient Clipping:</text:span> Prevents exploding gradients in long sequences.</text:p>
        </text:list-item>
        <text:list-item>
          <text:p text:style-name="P11"><text:span text:style-name="Strong_20_Emphasis">Reset Hidden States:</text:span> For independent sequences, reset hidden states using <text:span text:style-name="Source_20_Text">Flux.reset!(model)</text:span>.</text:p>
        </text:list-item>
      </text:list>
      <text:p text:style-name="P2"/>
      <text:h text:style-name="P1" text:outline-level="2"><text:span text:style-name="Strong_20_Emphasis">11. References</text:span></text:h>
      <text:list text:style-name="L6">
        <text:list-item>
          <text:p text:style-name="P12">Hochreiter &amp; Schmidhuber, <text:span text:style-name="Emphasis">Long Short-Term Memory</text:span>, Neural Computation, 1997</text:p>
        </text:list-item>
        <text:list-item>
          <text:p text:style-name="P12">Goodfellow et al., <text:span text:style-name="Emphasis">Deep Learning</text:span>, MIT Press, 2016</text:p>
        </text:list-item>
        <text:list-item>
          <text:p text:style-name="P12">Flux.jl Official Documentation: <text:a xlink:type="simple" xlink:href="https://fluxml.ai/Flux.jl/stable/" office:target-frame-name="_new" xlink:show="replace" text:style-name="Internet_20_link" text:visited-style-name="Visited_20_Internet_20_Link">https://fluxml.ai/Flux.jl/stable/</text:a></text:p>
        </text:list-item>
        <text:list-item>
          <text:p text:style-name="P12">Sequence modeling tutorials: https://github.com/FluxML/model-zoo</text:p>
        </text:list-item>
      </text:list>
      <text:p text:style-name="P2"/>
      <text:p text:style-name="Text_20_body">✅ This handbook covers <text:span text:style-name="Strong_20_Emphasis">everything for LSTM modeling in Julia</text:span>:</text:p>
      <text:list text:style-name="L7">
        <text:list-item>
          <text:p text:style-name="P13">Single &amp; multi-layer LSTMs</text:p>
        </text:list-item>
        <text:list-item>
          <text:p text:style-name="P13">Sequence preprocessing and one-hot encoding</text:p>
        </text:list-item>
        <text:list-item>
          <text:p text:style-name="P13">Training &amp; generation loops</text:p>
        </text:list-item>
        <text:list-item>
          <text:p text:style-name="P13">GPU acceleration, TBPTT, and gradient clipping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29:52.255939900</meta:creation-date>
    <dc:date>2026-02-24T13:34:19.902539800</dc:date>
    <meta:editing-duration>PT56S</meta:editing-duration>
    <meta:editing-cycles>3</meta:editing-cycles>
    <meta:generator>LibreOffice/25.2.4.2$Windows_X86_64 LibreOffice_project/508ff62361999404a9d3590fe47df713b5888744</meta:generator>
    <meta:document-statistic meta:table-count="1" meta:image-count="0" meta:object-count="0" meta:page-count="4" meta:paragraph-count="130" meta:word-count="621" meta:character-count="4486" meta:non-whitespace-character-count="3849"/>
  </office:meta>
</office:document-meta>
</file>